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(2*1+30*0.67+30*0.33+20*0)/102" office:value-type="float" office:value="0.313725490196078">
            <text:p>0.3137254902</text:p>
          </table:table-cell>
        </table:table-row>
        <table:table-row table:style-name="ro1">
          <table:table-cell table:formula="of:=2/3" office:value-type="float" office:value="0.666666666666667">
            <text:p>0.6666666667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formula="of:=1/3" office:value-type="float" office:value="0.333333333333333">
            <text:p>0.3333333333</text:p>
          </table:table-cell>
          <table:table-cell table:number-columns-repeated="2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[.B1]/[.B8]*[.A1]+[.B2]/[.B8]*[.A2]+[.B3]/[.B8]*[.A3]+[.B4]/[.B8]*[.A4]" office:value-type="float" office:value="0.3125">
            <text:p>0.3125</text:p>
          </table:table-cell>
          <table:table-cell table:formula="of:=[.C1]*[.A1]+[.C2]*[.A2]+[.C3]*[.A3]+[.C4]*[.A4]" office:value-type="float" office:value="32">
            <text:p>32</text:p>
          </table:table-cell>
          <table:table-cell/>
        </table:table-row>
        <table:table-row table:style-name="ro1">
          <table:table-cell/>
          <table:table-cell table:formula="of:=[.B6]/SUM([.B1:.B4])" office:value-type="float" office:value="0.0048828125">
            <text:p>0.0048828125</text:p>
          </table:table-cell>
          <table:table-cell table:formula="of:=[.C6]/SUM([.C1:.C4])" office:value-type="float" office:value="0.313725490196078">
            <text:p>0.3137254902</text:p>
          </table:table-cell>
          <table:table-cell/>
        </table:table-row>
        <table:table-row table:style-name="ro1">
          <table:table-cell/>
          <table:table-cell table:formula="of:=SUM([.B1:.B4])" office:value-type="float" office:value="64">
            <text:p>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COMBIN(6;[.C10]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COMBIN(6;[.C11])"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COMBIN(6;[.C12])"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COMBIN(6;[.C13])"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COMBIN(6;[.C14])"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COMBIN(6;[.C15])"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COMBIN(6;[.C16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SUM([.D10:.D16])" office:value-type="float" office:value="64">
            <text:p>6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8">05/28/2024</text:date>, <text:time>17:2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rs Berdicevskis</meta:initial-creator>
    <meta:creation-date>2024-05-21T16:25:51.91</meta:creation-date>
    <dc:date>2024-05-28T17:24:11.38</dc:date>
    <meta:editing-duration>PT5H10M38S</meta:editing-duration>
    <meta:editing-cycles>2</meta:editing-cycles>
    <meta:generator>OpenOffice/4.1.6$Win32 OpenOffice.org_project/416m1$Build-9790</meta:generator>
    <meta:document-statistic meta:table-count="3" meta:cell-count="33" meta:object-count="0"/>
  </office:meta>
</office:document-meta>
</file>